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2</text:p>
          </table:table-cell>
          <table:table-cell table:style-name="Default" office:value-type="string" calcext:value-type="string">
            <text:p>остатка</text:p>
          </table:table-cell>
          <table:table-cell office:value-type="string" calcext:value-type="string">
            <text:p>Ост*3</text:p>
          </table:table-cell>
          <table:table-cell office:value-type="string" calcext:value-type="string">
            <text:p><text:s/>двоичн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ДЕСЯТ</text:p>
          </table:table-cell>
          <table:table-cell table:number-columns-repeated="9"/>
          <table:table-cell office:value-type="string" calcext:value-type="string">
            <text:p>остатки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2)" office:value-type="string" office:string-value="1" calcext:value-type="string">
            <text:p>1</text:p>
          </table:table-cell>
          <table:table-cell table:style-name="Default"/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3 цифры дублируютс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2)" office:value-type="string" office:string-value="10" calcext:value-type="string">
            <text:p>10</text:p>
          </table:table-cell>
          <table:table-cell table:style-name="Default"/>
          <table:table-cell table:number-columns-repeated="13"/>
          <table:table-cell office:value-type="float" office:value="1" calcext:value-type="float">
            <text:p>1</text:p>
          </table:table-cell>
          <table:table-cell table:formula="of:=BASE([.Q4]*3;2)" office:value-type="string" office:string-value="11" calcext:value-type="string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2)" office:value-type="string" office:string-value="11" calcext:value-type="string">
            <text:p>11</text:p>
          </table:table-cell>
          <table:table-cell table:style-name="Default"/>
          <table:table-cell table:number-columns-repeated="13"/>
          <table:table-cell office:value-type="float" office:value="2" calcext:value-type="float">
            <text:p>2</text:p>
          </table:table-cell>
          <table:table-cell table:formula="of:=BASE([.Q5]*3;2)" office:value-type="string" office:string-value="110" calcext:value-type="string">
            <text:p>11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BASE([.A6];2)" office:value-type="string" office:string-value="100" calcext:value-type="string">
            <text:p>100</text:p>
          </table:table-cell>
          <table:table-cell table:formula="of:=MOD([.A6];3)" office:value-type="float" office:value="1" calcext:value-type="float">
            <text:p>1</text:p>
          </table:table-cell>
          <table:table-cell table:formula="of:=[.C6]*3" office:value-type="float" office:value="3" calcext:value-type="float">
            <text:p>3</text:p>
          </table:table-cell>
          <table:table-cell table:formula="of:=BASE([.D6];2)" office:value-type="string" office:string-value="11" calcext:value-type="string">
            <text:p>11</text:p>
          </table:table-cell>
          <table:table-cell table:formula="of:=CONCATENATE([.B6];[.E6])" office:value-type="string" office:string-value="10011" calcext:value-type="string">
            <text:p>10011</text:p>
          </table:table-cell>
          <table:table-cell table:formula="of:=DECIMAL([.F6];2)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2)" office:value-type="string" office:string-value="101" calcext:value-type="string">
            <text:p>101</text:p>
          </table:table-cell>
          <table:table-cell table:formula="of:=MOD([.A7];3)" office:value-type="float" office:value="2" calcext:value-type="float">
            <text:p>2</text:p>
          </table:table-cell>
          <table:table-cell table:formula="of:=[.C7]*3" office:value-type="float" office:value="6" calcext:value-type="float">
            <text:p>6</text:p>
          </table:table-cell>
          <table:table-cell table:formula="of:=BASE([.D7];2)" office:value-type="string" office:string-value="110" calcext:value-type="string">
            <text:p>110</text:p>
          </table:table-cell>
          <table:table-cell table:formula="of:=CONCATENATE([.B7];[.E7])" office:value-type="string" office:string-value="101110" calcext:value-type="string">
            <text:p>101110</text:p>
          </table:table-cell>
          <table:table-cell table:formula="of:=DECIMAL([.F7];2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2)" office:value-type="string" office:string-value="110" calcext:value-type="string">
            <text:p>110</text:p>
          </table:table-cell>
          <table:table-cell table:formula="of:=MOD([.A8];3)" office:value-type="float" office:value="0" calcext:value-type="float">
            <text:p>0</text:p>
          </table:table-cell>
          <table:table-cell table:formula="of:=[.C8]*3" office:value-type="float" office:value="0" calcext:value-type="float">
            <text:p>0</text:p>
          </table:table-cell>
          <table:table-cell table:formula="of:=BASE([.D8];2)" office:value-type="string" office:string-value="0" calcext:value-type="string">
            <text:p>0</text:p>
          </table:table-cell>
          <table:table-cell table:formula="of:=CONCATENATE([.B8];[.E8])" office:value-type="string" office:string-value="1100" calcext:value-type="string">
            <text:p>1100</text:p>
          </table:table-cell>
          <table:table-cell table:formula="of:=DECIMAL([.F8];2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2)" office:value-type="string" office:string-value="111" calcext:value-type="string">
            <text:p>111</text:p>
          </table:table-cell>
          <table:table-cell table:formula="of:=MOD([.A9];3)" office:value-type="float" office:value="1" calcext:value-type="float">
            <text:p>1</text:p>
          </table:table-cell>
          <table:table-cell table:formula="of:=[.C9]*3" office:value-type="float" office:value="3" calcext:value-type="float">
            <text:p>3</text:p>
          </table:table-cell>
          <table:table-cell table:formula="of:=BASE([.D9];2)" office:value-type="string" office:string-value="11" calcext:value-type="string">
            <text:p>11</text:p>
          </table:table-cell>
          <table:table-cell table:formula="of:=CONCATENATE([.B9];RIGHT([.B9];3))" office:value-type="string" office:string-value="111111" calcext:value-type="string">
            <text:p>111111</text:p>
          </table:table-cell>
          <table:table-cell table:formula="of:=DECIMAL([.F9];2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2)" office:value-type="string" office:string-value="1000" calcext:value-type="string">
            <text:p>1000</text:p>
          </table:table-cell>
          <table:table-cell table:formula="of:=MOD([.A10];3)" office:value-type="float" office:value="2" calcext:value-type="float">
            <text:p>2</text:p>
          </table:table-cell>
          <table:table-cell table:formula="of:=[.C10]*3" office:value-type="float" office:value="6" calcext:value-type="float">
            <text:p>6</text:p>
          </table:table-cell>
          <table:table-cell table:formula="of:=BASE([.D10];2)" office:value-type="string" office:string-value="110" calcext:value-type="string">
            <text:p>110</text:p>
          </table:table-cell>
          <table:table-cell table:formula="of:=CONCATENATE([.B10];[.E10])" office:value-type="string" office:string-value="1000110" calcext:value-type="string">
            <text:p>1000110</text:p>
          </table:table-cell>
          <table:table-cell table:formula="of:=DECIMAL([.F10];2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2)" office:value-type="string" office:string-value="1001" calcext:value-type="string">
            <text:p>1001</text:p>
          </table:table-cell>
          <table:table-cell table:formula="of:=MOD([.A11];3)" office:value-type="float" office:value="0" calcext:value-type="float">
            <text:p>0</text:p>
          </table:table-cell>
          <table:table-cell table:formula="of:=[.C11]*3" office:value-type="float" office:value="0" calcext:value-type="float">
            <text:p>0</text:p>
          </table:table-cell>
          <table:table-cell table:formula="of:=BASE([.D11];2)" office:value-type="string" office:string-value="0" calcext:value-type="string">
            <text:p>0</text:p>
          </table:table-cell>
          <table:table-cell table:formula="of:=CONCATENATE([.B11];[.E11])" office:value-type="string" office:string-value="10010" calcext:value-type="string">
            <text:p>10010</text:p>
          </table:table-cell>
          <table:table-cell table:formula="of:=DECIMAL([.F11];2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2)" office:value-type="string" office:string-value="1010" calcext:value-type="string">
            <text:p>1010</text:p>
          </table:table-cell>
          <table:table-cell table:formula="of:=MOD([.A12];3)" office:value-type="float" office:value="1" calcext:value-type="float">
            <text:p>1</text:p>
          </table:table-cell>
          <table:table-cell table:formula="of:=[.C12]*3" office:value-type="float" office:value="3" calcext:value-type="float">
            <text:p>3</text:p>
          </table:table-cell>
          <table:table-cell table:formula="of:=BASE([.D12];2)" office:value-type="string" office:string-value="11" calcext:value-type="string">
            <text:p>11</text:p>
          </table:table-cell>
          <table:table-cell table:formula="of:=CONCATENATE([.B12];[.E12])" office:value-type="string" office:string-value="101011" calcext:value-type="string">
            <text:p>101011</text:p>
          </table:table-cell>
          <table:table-cell table:formula="of:=DECIMAL([.F12];2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2)" office:value-type="string" office:string-value="1011" calcext:value-type="string">
            <text:p>1011</text:p>
          </table:table-cell>
          <table:table-cell table:formula="of:=MOD([.A13];3)" office:value-type="float" office:value="2" calcext:value-type="float">
            <text:p>2</text:p>
          </table:table-cell>
          <table:table-cell table:formula="of:=[.C13]*3" office:value-type="float" office:value="6" calcext:value-type="float">
            <text:p>6</text:p>
          </table:table-cell>
          <table:table-cell table:formula="of:=BASE([.D13];2)" office:value-type="string" office:string-value="110" calcext:value-type="string">
            <text:p>110</text:p>
          </table:table-cell>
          <table:table-cell table:formula="of:=CONCATENATE([.B13];RIGHT([.B13];3))" office:value-type="string" office:string-value="1011011" calcext:value-type="string">
            <text:p>1011011</text:p>
          </table:table-cell>
          <table:table-cell table:formula="of:=DECIMAL([.F13];2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2)" office:value-type="string" office:string-value="1100" calcext:value-type="string">
            <text:p>1100</text:p>
          </table:table-cell>
          <table:table-cell table:formula="of:=MOD([.A14];3)" office:value-type="float" office:value="0" calcext:value-type="float">
            <text:p>0</text:p>
          </table:table-cell>
          <table:table-cell table:formula="of:=[.C14]*3" office:value-type="float" office:value="0" calcext:value-type="float">
            <text:p>0</text:p>
          </table:table-cell>
          <table:table-cell table:formula="of:=BASE([.D14];2)" office:value-type="string" office:string-value="0" calcext:value-type="string">
            <text:p>0</text:p>
          </table:table-cell>
          <table:table-cell table:formula="of:=CONCATENATE([.B14];[.E14])" office:value-type="string" office:string-value="11000" calcext:value-type="string">
            <text:p>11000</text:p>
          </table:table-cell>
          <table:table-cell table:formula="of:=DECIMAL([.F14];2)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2)" office:value-type="string" office:string-value="1101" calcext:value-type="string">
            <text:p>1101</text:p>
          </table:table-cell>
          <table:table-cell table:formula="of:=MOD([.A15];3)" office:value-type="float" office:value="1" calcext:value-type="float">
            <text:p>1</text:p>
          </table:table-cell>
          <table:table-cell table:formula="of:=[.C15]*3" office:value-type="float" office:value="3" calcext:value-type="float">
            <text:p>3</text:p>
          </table:table-cell>
          <table:table-cell table:formula="of:=BASE([.D15];2)" office:value-type="string" office:string-value="11" calcext:value-type="string">
            <text:p>11</text:p>
          </table:table-cell>
          <table:table-cell table:formula="of:=CONCATENATE([.B15];[.E15])" office:value-type="string" office:string-value="110111" calcext:value-type="string">
            <text:p>110111</text:p>
          </table:table-cell>
          <table:table-cell table:formula="of:=DECIMAL([.F15];2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2)" office:value-type="string" office:string-value="1110" calcext:value-type="string">
            <text:p>1110</text:p>
          </table:table-cell>
          <table:table-cell table:formula="of:=MOD([.A16];3)" office:value-type="float" office:value="2" calcext:value-type="float">
            <text:p>2</text:p>
          </table:table-cell>
          <table:table-cell table:formula="of:=[.C16]*3" office:value-type="float" office:value="6" calcext:value-type="float">
            <text:p>6</text:p>
          </table:table-cell>
          <table:table-cell table:formula="of:=BASE([.D16];2)" office:value-type="string" office:string-value="110" calcext:value-type="string">
            <text:p>110</text:p>
          </table:table-cell>
          <table:table-cell table:formula="of:=CONCATENATE([.B16];[.E16])" office:value-type="string" office:string-value="1110110" calcext:value-type="string">
            <text:p>1110110</text:p>
          </table:table-cell>
          <table:table-cell table:formula="of:=DECIMAL([.F16];2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2)" office:value-type="string" office:string-value="1111" calcext:value-type="string">
            <text:p>1111</text:p>
          </table:table-cell>
          <table:table-cell table:formula="of:=MOD([.A17];3)" office:value-type="float" office:value="0" calcext:value-type="float">
            <text:p>0</text:p>
          </table:table-cell>
          <table:table-cell table:formula="of:=[.C17]*3" office:value-type="float" office:value="0" calcext:value-type="float">
            <text:p>0</text:p>
          </table:table-cell>
          <table:table-cell table:formula="of:=BASE([.D17];2)" office:value-type="string" office:string-value="0" calcext:value-type="string">
            <text:p>0</text:p>
          </table:table-cell>
          <table:table-cell table:formula="of:=CONCATENATE([.B17];RIGHT([.B17];3))" office:value-type="string" office:string-value="1111111" calcext:value-type="string">
            <text:p>1111111</text:p>
          </table:table-cell>
          <table:table-cell table:style-name="ce2" table:formula="of:=DECIMAL([.F17];2)" office:value-type="float" office:value="127" calcext:value-type="float">
            <text:p>12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2)" office:value-type="string" office:string-value="10000" calcext:value-type="string">
            <text:p>10000</text:p>
          </table:table-cell>
          <table:table-cell table:formula="of:=MOD([.A18];3)" office:value-type="float" office:value="1" calcext:value-type="float">
            <text:p>1</text:p>
          </table:table-cell>
          <table:table-cell table:formula="of:=[.C18]*3" office:value-type="float" office:value="3" calcext:value-type="float">
            <text:p>3</text:p>
          </table:table-cell>
          <table:table-cell table:formula="of:=BASE([.D18];2)" office:value-type="string" office:string-value="11" calcext:value-type="string">
            <text:p>11</text:p>
          </table:table-cell>
          <table:table-cell table:formula="of:=CONCATENATE([.B18];[.E18])" office:value-type="string" office:string-value="1000011" calcext:value-type="string">
            <text:p>1000011</text:p>
          </table:table-cell>
          <table:table-cell table:formula="of:=DECIMAL([.F18];2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2)" office:value-type="string" office:string-value="10001" calcext:value-type="string">
            <text:p>10001</text:p>
          </table:table-cell>
          <table:table-cell table:formula="of:=MOD([.A19];3)" office:value-type="float" office:value="2" calcext:value-type="float">
            <text:p>2</text:p>
          </table:table-cell>
          <table:table-cell table:formula="of:=[.C19]*3" office:value-type="float" office:value="6" calcext:value-type="float">
            <text:p>6</text:p>
          </table:table-cell>
          <table:table-cell table:formula="of:=BASE([.D19];2)" office:value-type="string" office:string-value="110" calcext:value-type="string">
            <text:p>110</text:p>
          </table:table-cell>
          <table:table-cell table:formula="of:=CONCATENATE([.B19];[.E19])" office:value-type="string" office:string-value="10001110" calcext:value-type="string">
            <text:p>10001110</text:p>
          </table:table-cell>
          <table:table-cell table:formula="of:=DECIMAL([.F19];2)" office:value-type="float" office:value="142" calcext:value-type="float">
            <text:p>14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2)" office:value-type="string" office:string-value="10010" calcext:value-type="string">
            <text:p>10010</text:p>
          </table:table-cell>
          <table:table-cell table:formula="of:=MOD([.A20];3)" office:value-type="float" office:value="0" calcext:value-type="float">
            <text:p>0</text:p>
          </table:table-cell>
          <table:table-cell table:formula="of:=[.C20]*3" office:value-type="float" office:value="0" calcext:value-type="float">
            <text:p>0</text:p>
          </table:table-cell>
          <table:table-cell table:formula="of:=BASE([.D20];2)" office:value-type="string" office:string-value="0" calcext:value-type="string">
            <text:p>0</text:p>
          </table:table-cell>
          <table:table-cell table:formula="of:=CONCATENATE([.B20];[.E20])" office:value-type="string" office:string-value="100100" calcext:value-type="string">
            <text:p>100100</text:p>
          </table:table-cell>
          <table:table-cell table:formula="of:=DECIMAL([.F20];2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2)" office:value-type="string" office:string-value="10011" calcext:value-type="string">
            <text:p>10011</text:p>
          </table:table-cell>
          <table:table-cell table:formula="of:=MOD([.A21];3)" office:value-type="float" office:value="1" calcext:value-type="float">
            <text:p>1</text:p>
          </table:table-cell>
          <table:table-cell table:formula="of:=[.C21]*3" office:value-type="float" office:value="3" calcext:value-type="float">
            <text:p>3</text:p>
          </table:table-cell>
          <table:table-cell table:formula="of:=BASE([.D21];2)" office:value-type="string" office:string-value="11" calcext:value-type="string">
            <text:p>11</text:p>
          </table:table-cell>
          <table:table-cell table:formula="of:=CONCATENATE([.B21];RIGHT([.B21];3))" office:value-type="string" office:string-value="10011011" calcext:value-type="string">
            <text:p>10011011</text:p>
          </table:table-cell>
          <table:table-cell table:formula="of:=DECIMAL([.F21];2)" office:value-type="float" office:value="155" calcext:value-type="float">
            <text:p>15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2)" office:value-type="string" office:string-value="10100" calcext:value-type="string">
            <text:p>10100</text:p>
          </table:table-cell>
          <table:table-cell table:formula="of:=MOD([.A22];3)" office:value-type="float" office:value="2" calcext:value-type="float">
            <text:p>2</text:p>
          </table:table-cell>
          <table:table-cell table:formula="of:=[.C22]*3" office:value-type="float" office:value="6" calcext:value-type="float">
            <text:p>6</text:p>
          </table:table-cell>
          <table:table-cell table:formula="of:=BASE([.D22];2)" office:value-type="string" office:string-value="110" calcext:value-type="string">
            <text:p>110</text:p>
          </table:table-cell>
          <table:table-cell table:formula="of:=CONCATENATE([.B22];[.E22])" office:value-type="string" office:string-value="10100110" calcext:value-type="string">
            <text:p>10100110</text:p>
          </table:table-cell>
          <table:table-cell table:formula="of:=DECIMAL([.F22];2)" office:value-type="float" office:value="166" calcext:value-type="float">
            <text:p>166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2)" office:value-type="string" office:string-value="10101" calcext:value-type="string">
            <text:p>10101</text:p>
          </table:table-cell>
          <table:table-cell table:formula="of:=MOD([.A23];3)" office:value-type="float" office:value="0" calcext:value-type="float">
            <text:p>0</text:p>
          </table:table-cell>
          <table:table-cell table:formula="of:=[.C23]*3" office:value-type="float" office:value="0" calcext:value-type="float">
            <text:p>0</text:p>
          </table:table-cell>
          <table:table-cell table:formula="of:=BASE([.D23];2)" office:value-type="string" office:string-value="0" calcext:value-type="string">
            <text:p>0</text:p>
          </table:table-cell>
          <table:table-cell table:formula="of:=CONCATENATE([.B23];[.E23])" office:value-type="string" office:string-value="101010" calcext:value-type="string">
            <text:p>101010</text:p>
          </table:table-cell>
          <table:table-cell table:formula="of:=DECIMAL([.F23];2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2)" office:value-type="string" office:string-value="10110" calcext:value-type="string">
            <text:p>10110</text:p>
          </table:table-cell>
          <table:table-cell table:formula="of:=MOD([.A24];3)" office:value-type="float" office:value="1" calcext:value-type="float">
            <text:p>1</text:p>
          </table:table-cell>
          <table:table-cell table:formula="of:=[.C24]*3" office:value-type="float" office:value="3" calcext:value-type="float">
            <text:p>3</text:p>
          </table:table-cell>
          <table:table-cell table:formula="of:=BASE([.D24];2)" office:value-type="string" office:string-value="11" calcext:value-type="string">
            <text:p>11</text:p>
          </table:table-cell>
          <table:table-cell table:formula="of:=CONCATENATE([.B24];[.E24])" office:value-type="string" office:string-value="1011011" calcext:value-type="string">
            <text:p>1011011</text:p>
          </table:table-cell>
          <table:table-cell table:formula="of:=DECIMAL([.F24];2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2)" office:value-type="string" office:string-value="10111" calcext:value-type="string">
            <text:p>10111</text:p>
          </table:table-cell>
          <table:table-cell table:formula="of:=MOD([.A25];3)" office:value-type="float" office:value="2" calcext:value-type="float">
            <text:p>2</text:p>
          </table:table-cell>
          <table:table-cell table:formula="of:=[.C25]*3" office:value-type="float" office:value="6" calcext:value-type="float">
            <text:p>6</text:p>
          </table:table-cell>
          <table:table-cell table:formula="of:=BASE([.D25];2)" office:value-type="string" office:string-value="110" calcext:value-type="string">
            <text:p>110</text:p>
          </table:table-cell>
          <table:table-cell table:formula="of:=CONCATENATE([.B25];RIGHT([.B25];3))" office:value-type="string" office:string-value="10111111" calcext:value-type="string">
            <text:p>10111111</text:p>
          </table:table-cell>
          <table:table-cell table:formula="of:=DECIMAL([.F25];2)" office:value-type="float" office:value="191" calcext:value-type="float">
            <text:p>19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2)" office:value-type="string" office:string-value="11000" calcext:value-type="string">
            <text:p>11000</text:p>
          </table:table-cell>
          <table:table-cell table:formula="of:=MOD([.A26];3)" office:value-type="float" office:value="0" calcext:value-type="float">
            <text:p>0</text:p>
          </table:table-cell>
          <table:table-cell table:formula="of:=[.C26]*3" office:value-type="float" office:value="0" calcext:value-type="float">
            <text:p>0</text:p>
          </table:table-cell>
          <table:table-cell table:formula="of:=BASE([.D26];2)" office:value-type="string" office:string-value="0" calcext:value-type="string">
            <text:p>0</text:p>
          </table:table-cell>
          <table:table-cell table:formula="of:=CONCATENATE([.B26];[.E26])" office:value-type="string" office:string-value="110000" calcext:value-type="string">
            <text:p>110000</text:p>
          </table:table-cell>
          <table:table-cell table:formula="of:=DECIMAL([.F26];2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2)" office:value-type="string" office:string-value="11001" calcext:value-type="string">
            <text:p>11001</text:p>
          </table:table-cell>
          <table:table-cell table:formula="of:=MOD([.A27];3)" office:value-type="float" office:value="1" calcext:value-type="float">
            <text:p>1</text:p>
          </table:table-cell>
          <table:table-cell table:formula="of:=[.C27]*3" office:value-type="float" office:value="3" calcext:value-type="float">
            <text:p>3</text:p>
          </table:table-cell>
          <table:table-cell table:formula="of:=BASE([.D27];2)" office:value-type="string" office:string-value="11" calcext:value-type="string">
            <text:p>11</text:p>
          </table:table-cell>
          <table:table-cell table:formula="of:=CONCATENATE([.B27];[.E27])" office:value-type="string" office:string-value="1100111" calcext:value-type="string">
            <text:p>1100111</text:p>
          </table:table-cell>
          <table:table-cell table:formula="of:=DECIMAL([.F27];2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2)" office:value-type="string" office:string-value="11010" calcext:value-type="string">
            <text:p>11010</text:p>
          </table:table-cell>
          <table:table-cell table:formula="of:=MOD([.A28];3)" office:value-type="float" office:value="2" calcext:value-type="float">
            <text:p>2</text:p>
          </table:table-cell>
          <table:table-cell table:formula="of:=[.C28]*3" office:value-type="float" office:value="6" calcext:value-type="float">
            <text:p>6</text:p>
          </table:table-cell>
          <table:table-cell table:formula="of:=BASE([.D28];2)" office:value-type="string" office:string-value="110" calcext:value-type="string">
            <text:p>110</text:p>
          </table:table-cell>
          <table:table-cell table:formula="of:=CONCATENATE([.B28];[.E28])" office:value-type="string" office:string-value="11010110" calcext:value-type="string">
            <text:p>11010110</text:p>
          </table:table-cell>
          <table:table-cell table:formula="of:=DECIMAL([.F28];2)"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2)" office:value-type="string" office:string-value="11011" calcext:value-type="string">
            <text:p>11011</text:p>
          </table:table-cell>
          <table:table-cell table:formula="of:=MOD([.A29];3)" office:value-type="float" office:value="0" calcext:value-type="float">
            <text:p>0</text:p>
          </table:table-cell>
          <table:table-cell table:formula="of:=[.C29]*3" office:value-type="float" office:value="0" calcext:value-type="float">
            <text:p>0</text:p>
          </table:table-cell>
          <table:table-cell table:formula="of:=BASE([.D29];2)" office:value-type="string" office:string-value="0" calcext:value-type="string">
            <text:p>0</text:p>
          </table:table-cell>
          <table:table-cell table:formula="of:=CONCATENATE([.B29];RIGHT([.B29];3))" office:value-type="string" office:string-value="11011011" calcext:value-type="string">
            <text:p>11011011</text:p>
          </table:table-cell>
          <table:table-cell table:formula="of:=DECIMAL([.F29];2)" office:value-type="float" office:value="219" calcext:value-type="float">
            <text:p>219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2)" office:value-type="string" office:string-value="11100" calcext:value-type="string">
            <text:p>11100</text:p>
          </table:table-cell>
          <table:table-cell table:formula="of:=MOD([.A30];3)" office:value-type="float" office:value="1" calcext:value-type="float">
            <text:p>1</text:p>
          </table:table-cell>
          <table:table-cell table:formula="of:=[.C30]*3" office:value-type="float" office:value="3" calcext:value-type="float">
            <text:p>3</text:p>
          </table:table-cell>
          <table:table-cell table:formula="of:=BASE([.D30];2)" office:value-type="string" office:string-value="11" calcext:value-type="string">
            <text:p>11</text:p>
          </table:table-cell>
          <table:table-cell table:formula="of:=CONCATENATE([.B30];[.E30])" office:value-type="string" office:string-value="1110011" calcext:value-type="string">
            <text:p>1110011</text:p>
          </table:table-cell>
          <table:table-cell table:formula="of:=DECIMAL([.F30];2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2)" office:value-type="string" office:string-value="11101" calcext:value-type="string">
            <text:p>11101</text:p>
          </table:table-cell>
          <table:table-cell table:formula="of:=MOD([.A31];3)" office:value-type="float" office:value="2" calcext:value-type="float">
            <text:p>2</text:p>
          </table:table-cell>
          <table:table-cell table:formula="of:=[.C31]*3" office:value-type="float" office:value="6" calcext:value-type="float">
            <text:p>6</text:p>
          </table:table-cell>
          <table:table-cell table:formula="of:=BASE([.D31];2)" office:value-type="string" office:string-value="110" calcext:value-type="string">
            <text:p>110</text:p>
          </table:table-cell>
          <table:table-cell table:formula="of:=CONCATENATE([.B31];[.E31])" office:value-type="string" office:string-value="11101110" calcext:value-type="string">
            <text:p>11101110</text:p>
          </table:table-cell>
          <table:table-cell table:formula="of:=DECIMAL([.F31];2)" office:value-type="float" office:value="238" calcext:value-type="float">
            <text:p>238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2)" office:value-type="string" office:string-value="11110" calcext:value-type="string">
            <text:p>11110</text:p>
          </table:table-cell>
          <table:table-cell table:formula="of:=MOD([.A32];3)" office:value-type="float" office:value="0" calcext:value-type="float">
            <text:p>0</text:p>
          </table:table-cell>
          <table:table-cell table:formula="of:=[.C32]*3" office:value-type="float" office:value="0" calcext:value-type="float">
            <text:p>0</text:p>
          </table:table-cell>
          <table:table-cell table:formula="of:=BASE([.D32];2)" office:value-type="string" office:string-value="0" calcext:value-type="string">
            <text:p>0</text:p>
          </table:table-cell>
          <table:table-cell table:formula="of:=CONCATENATE([.B32];[.E32])" office:value-type="string" office:string-value="111100" calcext:value-type="string">
            <text:p>111100</text:p>
          </table:table-cell>
          <table:table-cell table:formula="of:=DECIMAL([.F32];2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2)" office:value-type="string" office:string-value="11111" calcext:value-type="string">
            <text:p>11111</text:p>
          </table:table-cell>
          <table:table-cell table:formula="of:=MOD([.A33];3)" office:value-type="float" office:value="1" calcext:value-type="float">
            <text:p>1</text:p>
          </table:table-cell>
          <table:table-cell table:formula="of:=[.C33]*3" office:value-type="float" office:value="3" calcext:value-type="float">
            <text:p>3</text:p>
          </table:table-cell>
          <table:table-cell table:formula="of:=BASE([.D33];2)" office:value-type="string" office:string-value="11" calcext:value-type="string">
            <text:p>11</text:p>
          </table:table-cell>
          <table:table-cell table:formula="of:=CONCATENATE([.B33];RIGHT([.B33];3))" office:value-type="string" office:string-value="11111111" calcext:value-type="string">
            <text:p>11111111</text:p>
          </table:table-cell>
          <table:table-cell table:formula="of:=DECIMAL([.F33];2)"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2)" office:value-type="string" office:string-value="100000" calcext:value-type="string">
            <text:p>100000</text:p>
          </table:table-cell>
          <table:table-cell table:formula="of:=MOD([.A34];3)" office:value-type="float" office:value="2" calcext:value-type="float">
            <text:p>2</text:p>
          </table:table-cell>
          <table:table-cell table:formula="of:=[.C34]*3" office:value-type="float" office:value="6" calcext:value-type="float">
            <text:p>6</text:p>
          </table:table-cell>
          <table:table-cell table:formula="of:=BASE([.D34];2)" office:value-type="string" office:string-value="110" calcext:value-type="string">
            <text:p>110</text:p>
          </table:table-cell>
          <table:table-cell table:formula="of:=CONCATENATE([.B34];[.E34])" office:value-type="string" office:string-value="100000110" calcext:value-type="string">
            <text:p>100000110</text:p>
          </table:table-cell>
          <table:table-cell table:formula="of:=DECIMAL([.F34];2)" office:value-type="float" office:value="262" calcext:value-type="float">
            <text:p>26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2)" office:value-type="string" office:string-value="100001" calcext:value-type="string">
            <text:p>100001</text:p>
          </table:table-cell>
          <table:table-cell table:formula="of:=MOD([.A35];3)" office:value-type="float" office:value="0" calcext:value-type="float">
            <text:p>0</text:p>
          </table:table-cell>
          <table:table-cell table:formula="of:=[.C35]*3" office:value-type="float" office:value="0" calcext:value-type="float">
            <text:p>0</text:p>
          </table:table-cell>
          <table:table-cell table:formula="of:=BASE([.D35];2)" office:value-type="string" office:string-value="0" calcext:value-type="string">
            <text:p>0</text:p>
          </table:table-cell>
          <table:table-cell table:formula="of:=CONCATENATE([.B35];[.E35])" office:value-type="string" office:string-value="1000010" calcext:value-type="string">
            <text:p>1000010</text:p>
          </table:table-cell>
          <table:table-cell table:formula="of:=DECIMAL([.F35];2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2)" office:value-type="string" office:string-value="100010" calcext:value-type="string">
            <text:p>100010</text:p>
          </table:table-cell>
          <table:table-cell table:formula="of:=MOD([.A36];3)" office:value-type="float" office:value="1" calcext:value-type="float">
            <text:p>1</text:p>
          </table:table-cell>
          <table:table-cell table:formula="of:=[.C36]*3" office:value-type="float" office:value="3" calcext:value-type="float">
            <text:p>3</text:p>
          </table:table-cell>
          <table:table-cell table:formula="of:=BASE([.D36];2)" office:value-type="string" office:string-value="11" calcext:value-type="string">
            <text:p>11</text:p>
          </table:table-cell>
          <table:table-cell table:formula="of:=CONCATENATE([.B36];[.E36])" office:value-type="string" office:string-value="10001011" calcext:value-type="string">
            <text:p>10001011</text:p>
          </table:table-cell>
          <table:table-cell table:formula="of:=DECIMAL([.F36];2)" office:value-type="float" office:value="139" calcext:value-type="float">
            <text:p>139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2)" office:value-type="string" office:string-value="100011" calcext:value-type="string">
            <text:p>100011</text:p>
          </table:table-cell>
          <table:table-cell table:formula="of:=MOD([.A37];3)" office:value-type="float" office:value="2" calcext:value-type="float">
            <text:p>2</text:p>
          </table:table-cell>
          <table:table-cell table:formula="of:=[.C37]*3" office:value-type="float" office:value="6" calcext:value-type="float">
            <text:p>6</text:p>
          </table:table-cell>
          <table:table-cell table:formula="of:=BASE([.D37];2)" office:value-type="string" office:string-value="110" calcext:value-type="string">
            <text:p>110</text:p>
          </table:table-cell>
          <table:table-cell table:formula="of:=CONCATENATE([.B37];RIGHT([.B37];3))" office:value-type="string" office:string-value="100011011" calcext:value-type="string">
            <text:p>100011011</text:p>
          </table:table-cell>
          <table:table-cell table:formula="of:=DECIMAL([.F37];2)" office:value-type="float" office:value="283" calcext:value-type="float">
            <text:p>283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2)" office:value-type="string" office:string-value="100100" calcext:value-type="string">
            <text:p>100100</text:p>
          </table:table-cell>
          <table:table-cell table:formula="of:=MOD([.A38];3)" office:value-type="float" office:value="0" calcext:value-type="float">
            <text:p>0</text:p>
          </table:table-cell>
          <table:table-cell table:formula="of:=[.C38]*3" office:value-type="float" office:value="0" calcext:value-type="float">
            <text:p>0</text:p>
          </table:table-cell>
          <table:table-cell table:formula="of:=BASE([.D38];2)" office:value-type="string" office:string-value="0" calcext:value-type="string">
            <text:p>0</text:p>
          </table:table-cell>
          <table:table-cell table:formula="of:=CONCATENATE([.B38];[.E38])" office:value-type="string" office:string-value="1001000" calcext:value-type="string">
            <text:p>1001000</text:p>
          </table:table-cell>
          <table:table-cell table:formula="of:=DECIMAL([.F38];2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2)" office:value-type="string" office:string-value="100101" calcext:value-type="string">
            <text:p>100101</text:p>
          </table:table-cell>
          <table:table-cell table:formula="of:=MOD([.A39];3)" office:value-type="float" office:value="1" calcext:value-type="float">
            <text:p>1</text:p>
          </table:table-cell>
          <table:table-cell table:formula="of:=[.C39]*3" office:value-type="float" office:value="3" calcext:value-type="float">
            <text:p>3</text:p>
          </table:table-cell>
          <table:table-cell table:formula="of:=BASE([.D39];2)" office:value-type="string" office:string-value="11" calcext:value-type="string">
            <text:p>11</text:p>
          </table:table-cell>
          <table:table-cell table:formula="of:=CONCATENATE([.B39];[.E39])" office:value-type="string" office:string-value="10010111" calcext:value-type="string">
            <text:p>10010111</text:p>
          </table:table-cell>
          <table:table-cell table:formula="of:=DECIMAL([.F39];2)" office:value-type="float" office:value="151" calcext:value-type="float">
            <text:p>151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2)" office:value-type="string" office:string-value="100110" calcext:value-type="string">
            <text:p>100110</text:p>
          </table:table-cell>
          <table:table-cell table:formula="of:=MOD([.A40];3)" office:value-type="float" office:value="2" calcext:value-type="float">
            <text:p>2</text:p>
          </table:table-cell>
          <table:table-cell table:formula="of:=[.C40]*3" office:value-type="float" office:value="6" calcext:value-type="float">
            <text:p>6</text:p>
          </table:table-cell>
          <table:table-cell table:formula="of:=BASE([.D40];2)" office:value-type="string" office:string-value="110" calcext:value-type="string">
            <text:p>110</text:p>
          </table:table-cell>
          <table:table-cell table:formula="of:=CONCATENATE([.B40];[.E40])" office:value-type="string" office:string-value="100110110" calcext:value-type="string">
            <text:p>100110110</text:p>
          </table:table-cell>
          <table:table-cell table:formula="of:=DECIMAL([.F40];2)" office:value-type="float" office:value="310" calcext:value-type="float">
            <text:p>31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2)" office:value-type="string" office:string-value="100111" calcext:value-type="string">
            <text:p>100111</text:p>
          </table:table-cell>
          <table:table-cell table:formula="of:=MOD([.A41];3)" office:value-type="float" office:value="0" calcext:value-type="float">
            <text:p>0</text:p>
          </table:table-cell>
          <table:table-cell table:formula="of:=[.C41]*3" office:value-type="float" office:value="0" calcext:value-type="float">
            <text:p>0</text:p>
          </table:table-cell>
          <table:table-cell table:formula="of:=BASE([.D41];2)" office:value-type="string" office:string-value="0" calcext:value-type="string">
            <text:p>0</text:p>
          </table:table-cell>
          <table:table-cell table:formula="of:=CONCATENATE([.B41];RIGHT([.B41];3))" office:value-type="string" office:string-value="100111111" calcext:value-type="string">
            <text:p>100111111</text:p>
          </table:table-cell>
          <table:table-cell table:formula="of:=DECIMAL([.F41];2)" office:value-type="float" office:value="319" calcext:value-type="float">
            <text:p>31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2)" office:value-type="string" office:string-value="101000" calcext:value-type="string">
            <text:p>101000</text:p>
          </table:table-cell>
          <table:table-cell table:formula="of:=MOD([.A42];3)" office:value-type="float" office:value="1" calcext:value-type="float">
            <text:p>1</text:p>
          </table:table-cell>
          <table:table-cell table:formula="of:=[.C42]*3" office:value-type="float" office:value="3" calcext:value-type="float">
            <text:p>3</text:p>
          </table:table-cell>
          <table:table-cell table:formula="of:=BASE([.D42];2)" office:value-type="string" office:string-value="11" calcext:value-type="string">
            <text:p>11</text:p>
          </table:table-cell>
          <table:table-cell table:formula="of:=CONCATENATE([.B42];[.E42])" office:value-type="string" office:string-value="10100011" calcext:value-type="string">
            <text:p>10100011</text:p>
          </table:table-cell>
          <table:table-cell table:formula="of:=DECIMAL([.F42];2)" office:value-type="float" office:value="163" calcext:value-type="float">
            <text:p>163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2)" office:value-type="string" office:string-value="101001" calcext:value-type="string">
            <text:p>101001</text:p>
          </table:table-cell>
          <table:table-cell table:formula="of:=MOD([.A43];3)" office:value-type="float" office:value="2" calcext:value-type="float">
            <text:p>2</text:p>
          </table:table-cell>
          <table:table-cell table:formula="of:=[.C43]*3" office:value-type="float" office:value="6" calcext:value-type="float">
            <text:p>6</text:p>
          </table:table-cell>
          <table:table-cell table:formula="of:=BASE([.D43];2)" office:value-type="string" office:string-value="110" calcext:value-type="string">
            <text:p>110</text:p>
          </table:table-cell>
          <table:table-cell table:formula="of:=CONCATENATE([.B43];[.E43])" office:value-type="string" office:string-value="101001110" calcext:value-type="string">
            <text:p>101001110</text:p>
          </table:table-cell>
          <table:table-cell table:formula="of:=DECIMAL([.F43];2)" office:value-type="float" office:value="334" calcext:value-type="float">
            <text:p>334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2)" office:value-type="string" office:string-value="101010" calcext:value-type="string">
            <text:p>101010</text:p>
          </table:table-cell>
          <table:table-cell table:formula="of:=MOD([.A44];3)" office:value-type="float" office:value="0" calcext:value-type="float">
            <text:p>0</text:p>
          </table:table-cell>
          <table:table-cell table:formula="of:=[.C44]*3" office:value-type="float" office:value="0" calcext:value-type="float">
            <text:p>0</text:p>
          </table:table-cell>
          <table:table-cell table:formula="of:=BASE([.D44];2)" office:value-type="string" office:string-value="0" calcext:value-type="string">
            <text:p>0</text:p>
          </table:table-cell>
          <table:table-cell table:formula="of:=CONCATENATE([.B44];[.E44])" office:value-type="string" office:string-value="1010100" calcext:value-type="string">
            <text:p>1010100</text:p>
          </table:table-cell>
          <table:table-cell table:formula="of:=DECIMAL([.F44];2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2)" office:value-type="string" office:string-value="101011" calcext:value-type="string">
            <text:p>101011</text:p>
          </table:table-cell>
          <table:table-cell table:formula="of:=MOD([.A45];3)" office:value-type="float" office:value="1" calcext:value-type="float">
            <text:p>1</text:p>
          </table:table-cell>
          <table:table-cell table:formula="of:=[.C45]*3" office:value-type="float" office:value="3" calcext:value-type="float">
            <text:p>3</text:p>
          </table:table-cell>
          <table:table-cell table:formula="of:=BASE([.D45];2)" office:value-type="string" office:string-value="11" calcext:value-type="string">
            <text:p>11</text:p>
          </table:table-cell>
          <table:table-cell table:formula="of:=CONCATENATE([.B45];RIGHT([.B45];3))" office:value-type="string" office:string-value="101011011" calcext:value-type="string">
            <text:p>101011011</text:p>
          </table:table-cell>
          <table:table-cell table:formula="of:=DECIMAL([.F45];2)" office:value-type="float" office:value="347" calcext:value-type="float">
            <text:p>347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2)" office:value-type="string" office:string-value="101100" calcext:value-type="string">
            <text:p>101100</text:p>
          </table:table-cell>
          <table:table-cell table:formula="of:=MOD([.A46];3)" office:value-type="float" office:value="2" calcext:value-type="float">
            <text:p>2</text:p>
          </table:table-cell>
          <table:table-cell table:formula="of:=[.C46]*3" office:value-type="float" office:value="6" calcext:value-type="float">
            <text:p>6</text:p>
          </table:table-cell>
          <table:table-cell table:formula="of:=BASE([.D46];2)" office:value-type="string" office:string-value="110" calcext:value-type="string">
            <text:p>110</text:p>
          </table:table-cell>
          <table:table-cell table:formula="of:=CONCATENATE([.B46];[.E46])" office:value-type="string" office:string-value="101100110" calcext:value-type="string">
            <text:p>101100110</text:p>
          </table:table-cell>
          <table:table-cell table:formula="of:=DECIMAL([.F46];2)" office:value-type="float" office:value="358" calcext:value-type="float">
            <text:p>358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2)" office:value-type="string" office:string-value="101101" calcext:value-type="string">
            <text:p>101101</text:p>
          </table:table-cell>
          <table:table-cell table:formula="of:=MOD([.A47];3)" office:value-type="float" office:value="0" calcext:value-type="float">
            <text:p>0</text:p>
          </table:table-cell>
          <table:table-cell table:formula="of:=[.C47]*3" office:value-type="float" office:value="0" calcext:value-type="float">
            <text:p>0</text:p>
          </table:table-cell>
          <table:table-cell table:formula="of:=BASE([.D47];2)" office:value-type="string" office:string-value="0" calcext:value-type="string">
            <text:p>0</text:p>
          </table:table-cell>
          <table:table-cell table:formula="of:=CONCATENATE([.B47];[.E47])" office:value-type="string" office:string-value="1011010" calcext:value-type="string">
            <text:p>1011010</text:p>
          </table:table-cell>
          <table:table-cell table:formula="of:=DECIMAL([.F47];2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2)" office:value-type="string" office:string-value="101110" calcext:value-type="string">
            <text:p>101110</text:p>
          </table:table-cell>
          <table:table-cell table:formula="of:=MOD([.A48];3)" office:value-type="float" office:value="1" calcext:value-type="float">
            <text:p>1</text:p>
          </table:table-cell>
          <table:table-cell table:formula="of:=[.C48]*3" office:value-type="float" office:value="3" calcext:value-type="float">
            <text:p>3</text:p>
          </table:table-cell>
          <table:table-cell table:formula="of:=BASE([.D48];2)" office:value-type="string" office:string-value="11" calcext:value-type="string">
            <text:p>11</text:p>
          </table:table-cell>
          <table:table-cell table:formula="of:=CONCATENATE([.B48];[.E48])" office:value-type="string" office:string-value="10111011" calcext:value-type="string">
            <text:p>10111011</text:p>
          </table:table-cell>
          <table:table-cell table:formula="of:=DECIMAL([.F48];2)" office:value-type="float" office:value="187" calcext:value-type="float">
            <text:p>187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2)" office:value-type="string" office:string-value="101111" calcext:value-type="string">
            <text:p>101111</text:p>
          </table:table-cell>
          <table:table-cell table:formula="of:=MOD([.A49];3)" office:value-type="float" office:value="2" calcext:value-type="float">
            <text:p>2</text:p>
          </table:table-cell>
          <table:table-cell table:formula="of:=[.C49]*3" office:value-type="float" office:value="6" calcext:value-type="float">
            <text:p>6</text:p>
          </table:table-cell>
          <table:table-cell table:formula="of:=BASE([.D49];2)" office:value-type="string" office:string-value="110" calcext:value-type="string">
            <text:p>110</text:p>
          </table:table-cell>
          <table:table-cell table:formula="of:=CONCATENATE([.B49];RIGHT([.B49];3))" office:value-type="string" office:string-value="101111111" calcext:value-type="string">
            <text:p>101111111</text:p>
          </table:table-cell>
          <table:table-cell table:formula="of:=DECIMAL([.F49];2)" office:value-type="float" office:value="383" calcext:value-type="float">
            <text:p>383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2)" office:value-type="string" office:string-value="110000" calcext:value-type="string">
            <text:p>110000</text:p>
          </table:table-cell>
          <table:table-cell table:formula="of:=MOD([.A50];3)" office:value-type="float" office:value="0" calcext:value-type="float">
            <text:p>0</text:p>
          </table:table-cell>
          <table:table-cell table:formula="of:=[.C50]*3" office:value-type="float" office:value="0" calcext:value-type="float">
            <text:p>0</text:p>
          </table:table-cell>
          <table:table-cell table:formula="of:=BASE([.D50];2)" office:value-type="string" office:string-value="0" calcext:value-type="string">
            <text:p>0</text:p>
          </table:table-cell>
          <table:table-cell table:formula="of:=CONCATENATE([.B50];[.E50])" office:value-type="string" office:string-value="1100000" calcext:value-type="string">
            <text:p>1100000</text:p>
          </table:table-cell>
          <table:table-cell table:formula="of:=DECIMAL([.F50];2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2)" office:value-type="string" office:string-value="110001" calcext:value-type="string">
            <text:p>110001</text:p>
          </table:table-cell>
          <table:table-cell table:formula="of:=MOD([.A51];3)" office:value-type="float" office:value="1" calcext:value-type="float">
            <text:p>1</text:p>
          </table:table-cell>
          <table:table-cell table:formula="of:=[.C51]*3" office:value-type="float" office:value="3" calcext:value-type="float">
            <text:p>3</text:p>
          </table:table-cell>
          <table:table-cell table:formula="of:=BASE([.D51];2)" office:value-type="string" office:string-value="11" calcext:value-type="string">
            <text:p>11</text:p>
          </table:table-cell>
          <table:table-cell table:formula="of:=CONCATENATE([.B51];[.E51])" office:value-type="string" office:string-value="11000111" calcext:value-type="string">
            <text:p>11000111</text:p>
          </table:table-cell>
          <table:table-cell table:formula="of:=DECIMAL([.F51];2)" office:value-type="float" office:value="199" calcext:value-type="float">
            <text:p>19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2)" office:value-type="string" office:string-value="110010" calcext:value-type="string">
            <text:p>110010</text:p>
          </table:table-cell>
          <table:table-cell table:formula="of:=MOD([.A52];3)" office:value-type="float" office:value="2" calcext:value-type="float">
            <text:p>2</text:p>
          </table:table-cell>
          <table:table-cell table:formula="of:=[.C52]*3" office:value-type="float" office:value="6" calcext:value-type="float">
            <text:p>6</text:p>
          </table:table-cell>
          <table:table-cell table:formula="of:=BASE([.D52];2)" office:value-type="string" office:string-value="110" calcext:value-type="string">
            <text:p>110</text:p>
          </table:table-cell>
          <table:table-cell table:formula="of:=CONCATENATE([.B52];[.E52])" office:value-type="string" office:string-value="110010110" calcext:value-type="string">
            <text:p>110010110</text:p>
          </table:table-cell>
          <table:table-cell table:formula="of:=DECIMAL([.F52];2)" office:value-type="float" office:value="406" calcext:value-type="float">
            <text:p>406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2)" office:value-type="string" office:string-value="110011" calcext:value-type="string">
            <text:p>110011</text:p>
          </table:table-cell>
          <table:table-cell table:formula="of:=MOD([.A53];3)" office:value-type="float" office:value="0" calcext:value-type="float">
            <text:p>0</text:p>
          </table:table-cell>
          <table:table-cell table:formula="of:=[.C53]*3" office:value-type="float" office:value="0" calcext:value-type="float">
            <text:p>0</text:p>
          </table:table-cell>
          <table:table-cell table:formula="of:=BASE([.D53];2)" office:value-type="string" office:string-value="0" calcext:value-type="string">
            <text:p>0</text:p>
          </table:table-cell>
          <table:table-cell table:formula="of:=CONCATENATE([.B53];RIGHT([.B53];3))" office:value-type="string" office:string-value="110011011" calcext:value-type="string">
            <text:p>110011011</text:p>
          </table:table-cell>
          <table:table-cell table:formula="of:=DECIMAL([.F53];2)" office:value-type="float" office:value="411" calcext:value-type="float">
            <text:p>41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2)" office:value-type="string" office:string-value="110100" calcext:value-type="string">
            <text:p>110100</text:p>
          </table:table-cell>
          <table:table-cell table:formula="of:=MOD([.A54];3)" office:value-type="float" office:value="1" calcext:value-type="float">
            <text:p>1</text:p>
          </table:table-cell>
          <table:table-cell table:formula="of:=[.C54]*3" office:value-type="float" office:value="3" calcext:value-type="float">
            <text:p>3</text:p>
          </table:table-cell>
          <table:table-cell table:formula="of:=BASE([.D54];2)" office:value-type="string" office:string-value="11" calcext:value-type="string">
            <text:p>11</text:p>
          </table:table-cell>
          <table:table-cell table:formula="of:=CONCATENATE([.B54];[.E54])" office:value-type="string" office:string-value="11010011" calcext:value-type="string">
            <text:p>11010011</text:p>
          </table:table-cell>
          <table:table-cell table:formula="of:=DECIMAL([.F54];2)"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2)" office:value-type="string" office:string-value="110101" calcext:value-type="string">
            <text:p>110101</text:p>
          </table:table-cell>
          <table:table-cell table:formula="of:=MOD([.A55];3)" office:value-type="float" office:value="2" calcext:value-type="float">
            <text:p>2</text:p>
          </table:table-cell>
          <table:table-cell table:formula="of:=[.C55]*3" office:value-type="float" office:value="6" calcext:value-type="float">
            <text:p>6</text:p>
          </table:table-cell>
          <table:table-cell table:formula="of:=BASE([.D55];2)" office:value-type="string" office:string-value="110" calcext:value-type="string">
            <text:p>110</text:p>
          </table:table-cell>
          <table:table-cell table:formula="of:=CONCATENATE([.B55];[.E55])" office:value-type="string" office:string-value="110101110" calcext:value-type="string">
            <text:p>110101110</text:p>
          </table:table-cell>
          <table:table-cell table:formula="of:=DECIMAL([.F55];2)" office:value-type="float" office:value="430" calcext:value-type="float">
            <text:p>43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2)" office:value-type="string" office:string-value="110110" calcext:value-type="string">
            <text:p>110110</text:p>
          </table:table-cell>
          <table:table-cell table:formula="of:=MOD([.A56];3)" office:value-type="float" office:value="0" calcext:value-type="float">
            <text:p>0</text:p>
          </table:table-cell>
          <table:table-cell table:formula="of:=[.C56]*3" office:value-type="float" office:value="0" calcext:value-type="float">
            <text:p>0</text:p>
          </table:table-cell>
          <table:table-cell table:formula="of:=BASE([.D56];2)" office:value-type="string" office:string-value="0" calcext:value-type="string">
            <text:p>0</text:p>
          </table:table-cell>
          <table:table-cell table:formula="of:=CONCATENATE([.B56];[.E56])" office:value-type="string" office:string-value="1101100" calcext:value-type="string">
            <text:p>1101100</text:p>
          </table:table-cell>
          <table:table-cell table:formula="of:=DECIMAL([.F56];2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2)" office:value-type="string" office:string-value="110111" calcext:value-type="string">
            <text:p>110111</text:p>
          </table:table-cell>
          <table:table-cell table:formula="of:=MOD([.A57];3)" office:value-type="float" office:value="1" calcext:value-type="float">
            <text:p>1</text:p>
          </table:table-cell>
          <table:table-cell table:formula="of:=[.C57]*3" office:value-type="float" office:value="3" calcext:value-type="float">
            <text:p>3</text:p>
          </table:table-cell>
          <table:table-cell table:formula="of:=BASE([.D57];2)" office:value-type="string" office:string-value="11" calcext:value-type="string">
            <text:p>11</text:p>
          </table:table-cell>
          <table:table-cell table:formula="of:=CONCATENATE([.B57];RIGHT([.B57];3))" office:value-type="string" office:string-value="110111111" calcext:value-type="string">
            <text:p>110111111</text:p>
          </table:table-cell>
          <table:table-cell table:formula="of:=DECIMAL([.F57];2)" office:value-type="float" office:value="447" calcext:value-type="float">
            <text:p>447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2)" office:value-type="string" office:string-value="111000" calcext:value-type="string">
            <text:p>111000</text:p>
          </table:table-cell>
          <table:table-cell table:formula="of:=MOD([.A58];3)" office:value-type="float" office:value="2" calcext:value-type="float">
            <text:p>2</text:p>
          </table:table-cell>
          <table:table-cell table:formula="of:=[.C58]*3" office:value-type="float" office:value="6" calcext:value-type="float">
            <text:p>6</text:p>
          </table:table-cell>
          <table:table-cell table:formula="of:=BASE([.D58];2)" office:value-type="string" office:string-value="110" calcext:value-type="string">
            <text:p>110</text:p>
          </table:table-cell>
          <table:table-cell table:formula="of:=CONCATENATE([.B58];[.E58])" office:value-type="string" office:string-value="111000110" calcext:value-type="string">
            <text:p>111000110</text:p>
          </table:table-cell>
          <table:table-cell table:formula="of:=DECIMAL([.F58];2)" office:value-type="float" office:value="454" calcext:value-type="float">
            <text:p>454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2)" office:value-type="string" office:string-value="111001" calcext:value-type="string">
            <text:p>111001</text:p>
          </table:table-cell>
          <table:table-cell table:formula="of:=MOD([.A59];3)" office:value-type="float" office:value="0" calcext:value-type="float">
            <text:p>0</text:p>
          </table:table-cell>
          <table:table-cell table:formula="of:=[.C59]*3" office:value-type="float" office:value="0" calcext:value-type="float">
            <text:p>0</text:p>
          </table:table-cell>
          <table:table-cell table:formula="of:=BASE([.D59];2)" office:value-type="string" office:string-value="0" calcext:value-type="string">
            <text:p>0</text:p>
          </table:table-cell>
          <table:table-cell table:formula="of:=CONCATENATE([.B59];[.E59])" office:value-type="string" office:string-value="1110010" calcext:value-type="string">
            <text:p>1110010</text:p>
          </table:table-cell>
          <table:table-cell table:formula="of:=DECIMAL([.F59];2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2)" office:value-type="string" office:string-value="111010" calcext:value-type="string">
            <text:p>111010</text:p>
          </table:table-cell>
          <table:table-cell table:formula="of:=MOD([.A60];3)" office:value-type="float" office:value="1" calcext:value-type="float">
            <text:p>1</text:p>
          </table:table-cell>
          <table:table-cell table:formula="of:=[.C60]*3" office:value-type="float" office:value="3" calcext:value-type="float">
            <text:p>3</text:p>
          </table:table-cell>
          <table:table-cell table:formula="of:=BASE([.D60];2)" office:value-type="string" office:string-value="11" calcext:value-type="string">
            <text:p>11</text:p>
          </table:table-cell>
          <table:table-cell table:formula="of:=CONCATENATE([.B60];[.E60])" office:value-type="string" office:string-value="11101011" calcext:value-type="string">
            <text:p>11101011</text:p>
          </table:table-cell>
          <table:table-cell table:formula="of:=DECIMAL([.F60];2)" office:value-type="float" office:value="235" calcext:value-type="float">
            <text:p>235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2)" office:value-type="string" office:string-value="111011" calcext:value-type="string">
            <text:p>111011</text:p>
          </table:table-cell>
          <table:table-cell table:formula="of:=MOD([.A61];3)" office:value-type="float" office:value="2" calcext:value-type="float">
            <text:p>2</text:p>
          </table:table-cell>
          <table:table-cell table:formula="of:=[.C61]*3" office:value-type="float" office:value="6" calcext:value-type="float">
            <text:p>6</text:p>
          </table:table-cell>
          <table:table-cell table:formula="of:=BASE([.D61];2)" office:value-type="string" office:string-value="110" calcext:value-type="string">
            <text:p>110</text:p>
          </table:table-cell>
          <table:table-cell table:formula="of:=CONCATENATE([.B61];RIGHT([.B61];3))" office:value-type="string" office:string-value="111011011" calcext:value-type="string">
            <text:p>111011011</text:p>
          </table:table-cell>
          <table:table-cell table:formula="of:=DECIMAL([.F61];2)" office:value-type="float" office:value="475" calcext:value-type="float">
            <text:p>475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2)" office:value-type="string" office:string-value="111100" calcext:value-type="string">
            <text:p>111100</text:p>
          </table:table-cell>
          <table:table-cell table:formula="of:=MOD([.A62];3)" office:value-type="float" office:value="0" calcext:value-type="float">
            <text:p>0</text:p>
          </table:table-cell>
          <table:table-cell table:formula="of:=[.C62]*3" office:value-type="float" office:value="0" calcext:value-type="float">
            <text:p>0</text:p>
          </table:table-cell>
          <table:table-cell table:formula="of:=BASE([.D62];2)" office:value-type="string" office:string-value="0" calcext:value-type="string">
            <text:p>0</text:p>
          </table:table-cell>
          <table:table-cell table:formula="of:=CONCATENATE([.B62];[.E62])" office:value-type="string" office:string-value="1111000" calcext:value-type="string">
            <text:p>1111000</text:p>
          </table:table-cell>
          <table:table-cell table:formula="of:=DECIMAL([.F62];2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2)" office:value-type="string" office:string-value="111101" calcext:value-type="string">
            <text:p>111101</text:p>
          </table:table-cell>
          <table:table-cell table:formula="of:=MOD([.A63];3)" office:value-type="float" office:value="1" calcext:value-type="float">
            <text:p>1</text:p>
          </table:table-cell>
          <table:table-cell table:formula="of:=[.C63]*3" office:value-type="float" office:value="3" calcext:value-type="float">
            <text:p>3</text:p>
          </table:table-cell>
          <table:table-cell table:formula="of:=BASE([.D63];2)" office:value-type="string" office:string-value="11" calcext:value-type="string">
            <text:p>11</text:p>
          </table:table-cell>
          <table:table-cell table:formula="of:=CONCATENATE([.B63];[.E63])" office:value-type="string" office:string-value="11110111" calcext:value-type="string">
            <text:p>11110111</text:p>
          </table:table-cell>
          <table:table-cell table:formula="of:=DECIMAL([.F63];2)" office:value-type="float" office:value="247" calcext:value-type="float">
            <text:p>247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2)" office:value-type="string" office:string-value="111110" calcext:value-type="string">
            <text:p>111110</text:p>
          </table:table-cell>
          <table:table-cell table:formula="of:=MOD([.A64];3)" office:value-type="float" office:value="2" calcext:value-type="float">
            <text:p>2</text:p>
          </table:table-cell>
          <table:table-cell table:formula="of:=[.C64]*3" office:value-type="float" office:value="6" calcext:value-type="float">
            <text:p>6</text:p>
          </table:table-cell>
          <table:table-cell table:formula="of:=BASE([.D64];2)" office:value-type="string" office:string-value="110" calcext:value-type="string">
            <text:p>110</text:p>
          </table:table-cell>
          <table:table-cell table:formula="of:=CONCATENATE([.B64];[.E64])" office:value-type="string" office:string-value="111110110" calcext:value-type="string">
            <text:p>111110110</text:p>
          </table:table-cell>
          <table:table-cell table:formula="of:=DECIMAL([.F64];2)" office:value-type="float" office:value="502" calcext:value-type="float">
            <text:p>50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2)" office:value-type="string" office:string-value="111111" calcext:value-type="string">
            <text:p>111111</text:p>
          </table:table-cell>
          <table:table-cell table:formula="of:=MOD([.A65];3)" office:value-type="float" office:value="0" calcext:value-type="float">
            <text:p>0</text:p>
          </table:table-cell>
          <table:table-cell table:formula="of:=[.C65]*3" office:value-type="float" office:value="0" calcext:value-type="float">
            <text:p>0</text:p>
          </table:table-cell>
          <table:table-cell table:formula="of:=BASE([.D65];2)" office:value-type="string" office:string-value="0" calcext:value-type="string">
            <text:p>0</text:p>
          </table:table-cell>
          <table:table-cell table:formula="of:=CONCATENATE([.B65];RIGHT([.B65];3))" office:value-type="string" office:string-value="111111111" calcext:value-type="string">
            <text:p>111111111</text:p>
          </table:table-cell>
          <table:table-cell table:formula="of:=DECIMAL([.F65];2)"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2)" office:value-type="string" office:string-value="1000000" calcext:value-type="string">
            <text:p>1000000</text:p>
          </table:table-cell>
          <table:table-cell table:formula="of:=MOD([.A66];3)" office:value-type="float" office:value="1" calcext:value-type="float">
            <text:p>1</text:p>
          </table:table-cell>
          <table:table-cell table:formula="of:=[.C66]*3" office:value-type="float" office:value="3" calcext:value-type="float">
            <text:p>3</text:p>
          </table:table-cell>
          <table:table-cell table:formula="of:=BASE([.D66];2)" office:value-type="string" office:string-value="11" calcext:value-type="string">
            <text:p>11</text:p>
          </table:table-cell>
          <table:table-cell table:formula="of:=CONCATENATE([.B66];[.E66])" office:value-type="string" office:string-value="100000011" calcext:value-type="string">
            <text:p>100000011</text:p>
          </table:table-cell>
          <table:table-cell table:formula="of:=DECIMAL([.F66];2)" office:value-type="float" office:value="259" calcext:value-type="float">
            <text:p>259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2)" office:value-type="string" office:string-value="1000001" calcext:value-type="string">
            <text:p>1000001</text:p>
          </table:table-cell>
          <table:table-cell table:formula="of:=MOD([.A67];3)" office:value-type="float" office:value="2" calcext:value-type="float">
            <text:p>2</text:p>
          </table:table-cell>
          <table:table-cell table:formula="of:=[.C67]*3" office:value-type="float" office:value="6" calcext:value-type="float">
            <text:p>6</text:p>
          </table:table-cell>
          <table:table-cell table:formula="of:=BASE([.D67];2)" office:value-type="string" office:string-value="110" calcext:value-type="string">
            <text:p>110</text:p>
          </table:table-cell>
          <table:table-cell table:formula="of:=CONCATENATE([.B67];[.E67])" office:value-type="string" office:string-value="1000001110" calcext:value-type="string">
            <text:p>1000001110</text:p>
          </table:table-cell>
          <table:table-cell table:formula="of:=DECIMAL([.F67];2)" office:value-type="float" office:value="526" calcext:value-type="float">
            <text:p>52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2)" office:value-type="string" office:string-value="1000010" calcext:value-type="string">
            <text:p>1000010</text:p>
          </table:table-cell>
          <table:table-cell table:formula="of:=MOD([.A68];3)" office:value-type="float" office:value="0" calcext:value-type="float">
            <text:p>0</text:p>
          </table:table-cell>
          <table:table-cell table:formula="of:=[.C68]*3" office:value-type="float" office:value="0" calcext:value-type="float">
            <text:p>0</text:p>
          </table:table-cell>
          <table:table-cell table:formula="of:=BASE([.D68];2)" office:value-type="string" office:string-value="0" calcext:value-type="string">
            <text:p>0</text:p>
          </table:table-cell>
          <table:table-cell table:formula="of:=CONCATENATE([.B68];[.E68])" office:value-type="string" office:string-value="10000100" calcext:value-type="string">
            <text:p>10000100</text:p>
          </table:table-cell>
          <table:table-cell table:formula="of:=DECIMAL([.F68];2)" office:value-type="float" office:value="132" calcext:value-type="float">
            <text:p>132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2)" office:value-type="string" office:string-value="1000011" calcext:value-type="string">
            <text:p>1000011</text:p>
          </table:table-cell>
          <table:table-cell table:formula="of:=MOD([.A69];3)" office:value-type="float" office:value="1" calcext:value-type="float">
            <text:p>1</text:p>
          </table:table-cell>
          <table:table-cell table:formula="of:=[.C69]*3" office:value-type="float" office:value="3" calcext:value-type="float">
            <text:p>3</text:p>
          </table:table-cell>
          <table:table-cell table:formula="of:=BASE([.D69];2)" office:value-type="string" office:string-value="11" calcext:value-type="string">
            <text:p>11</text:p>
          </table:table-cell>
          <table:table-cell table:formula="of:=CONCATENATE([.B69];RIGHT([.B69];3))" office:value-type="string" office:string-value="1000011011" calcext:value-type="string">
            <text:p>1000011011</text:p>
          </table:table-cell>
          <table:table-cell table:formula="of:=DECIMAL([.F69];2)" office:value-type="float" office:value="539" calcext:value-type="float">
            <text:p>539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2)" office:value-type="string" office:string-value="1000100" calcext:value-type="string">
            <text:p>1000100</text:p>
          </table:table-cell>
          <table:table-cell table:formula="of:=MOD([.A70];3)" office:value-type="float" office:value="2" calcext:value-type="float">
            <text:p>2</text:p>
          </table:table-cell>
          <table:table-cell table:formula="of:=[.C70]*3" office:value-type="float" office:value="6" calcext:value-type="float">
            <text:p>6</text:p>
          </table:table-cell>
          <table:table-cell table:formula="of:=BASE([.D70];2)" office:value-type="string" office:string-value="110" calcext:value-type="string">
            <text:p>110</text:p>
          </table:table-cell>
          <table:table-cell table:formula="of:=CONCATENATE([.B70];[.E70])" office:value-type="string" office:string-value="1000100110" calcext:value-type="string">
            <text:p>1000100110</text:p>
          </table:table-cell>
          <table:table-cell table:formula="of:=DECIMAL([.F70];2)" office:value-type="float" office:value="550" calcext:value-type="float">
            <text:p>55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2)" office:value-type="string" office:string-value="1000101" calcext:value-type="string">
            <text:p>1000101</text:p>
          </table:table-cell>
          <table:table-cell table:formula="of:=MOD([.A71];3)" office:value-type="float" office:value="0" calcext:value-type="float">
            <text:p>0</text:p>
          </table:table-cell>
          <table:table-cell table:formula="of:=[.C71]*3" office:value-type="float" office:value="0" calcext:value-type="float">
            <text:p>0</text:p>
          </table:table-cell>
          <table:table-cell table:formula="of:=BASE([.D71];2)" office:value-type="string" office:string-value="0" calcext:value-type="string">
            <text:p>0</text:p>
          </table:table-cell>
          <table:table-cell table:formula="of:=CONCATENATE([.B71];[.E71])" office:value-type="string" office:string-value="10001010" calcext:value-type="string">
            <text:p>10001010</text:p>
          </table:table-cell>
          <table:table-cell table:formula="of:=DECIMAL([.F71];2)"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2)" office:value-type="string" office:string-value="1000110" calcext:value-type="string">
            <text:p>1000110</text:p>
          </table:table-cell>
          <table:table-cell table:formula="of:=MOD([.A72];3)" office:value-type="float" office:value="1" calcext:value-type="float">
            <text:p>1</text:p>
          </table:table-cell>
          <table:table-cell table:formula="of:=[.C72]*3" office:value-type="float" office:value="3" calcext:value-type="float">
            <text:p>3</text:p>
          </table:table-cell>
          <table:table-cell table:formula="of:=BASE([.D72];2)" office:value-type="string" office:string-value="11" calcext:value-type="string">
            <text:p>11</text:p>
          </table:table-cell>
          <table:table-cell table:formula="of:=CONCATENATE([.B72];[.E72])" office:value-type="string" office:string-value="100011011" calcext:value-type="string">
            <text:p>100011011</text:p>
          </table:table-cell>
          <table:table-cell table:formula="of:=DECIMAL([.F72];2)" office:value-type="float" office:value="283" calcext:value-type="float">
            <text:p>28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57:53.828223209</meta:creation-date>
    <dc:date>2025-11-04T21:31:21.227890745</dc:date>
    <meta:editing-duration>PT11M33S</meta:editing-duration>
    <meta:editing-cycles>1</meta:editing-cycles>
    <meta:document-statistic meta:table-count="1" meta:cell-count="489" meta:object-count="0"/>
    <meta:generator>LibreOffice/25.8.1.1$Linux_X86_64 LibreOffice_project/6493efb0486b5ef4a09f10f25df428a1c89b13aa</meta:generator>
  </office:meta>
</office:document-meta>
</file>